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language="en" fo:country="GB" style:text-underline-style="solid" style:text-underline-width="auto" style:text-underline-color="font-color" fo:font-weight="bold" officeooo:rsid="00042b9d" officeooo:paragraph-rsid="00042b9d" style:font-weight-asian="bold" style:font-weight-complex="bold"/>
    </style:style>
    <style:style style:name="P2" style:family="paragraph" style:parent-style-name="Standard">
      <style:text-properties fo:language="en" fo:country="GB" style:text-underline-style="none" fo:font-weight="normal" officeooo:rsid="00042b9d" officeooo:paragraph-rsid="00042b9d" style:font-weight-asian="normal" style:font-weight-complex="normal"/>
    </style:style>
    <style:style style:name="P3" style:family="paragraph" style:parent-style-name="Standard">
      <style:text-properties fo:language="de" fo:country="DE"/>
    </style:style>
    <style:style style:name="P4" style:family="paragraph" style:parent-style-name="Standard">
      <style:text-properties fo:language="de" fo:country="DE" style:text-underline-style="solid" style:text-underline-width="auto" style:text-underline-color="font-color" fo:font-weight="bold" officeooo:rsid="0001d937" officeooo:paragraph-rsid="0001d937" style:font-weight-asian="bold" style:font-weight-complex="bold"/>
    </style:style>
    <style:style style:name="P5" style:family="paragraph" style:parent-style-name="Standard">
      <style:text-properties fo:language="de" fo:country="DE" style:text-underline-style="none" fo:font-weight="normal" officeooo:rsid="0001d937" officeooo:paragraph-rsid="0001d937" style:font-weight-asian="normal" style:font-weight-complex="normal"/>
    </style:style>
    <style:style style:name="P6" style:family="paragraph" style:parent-style-name="Standard">
      <style:text-properties fo:language="de" fo:country="DE" officeooo:paragraph-rsid="0001d937"/>
    </style:style>
    <style:style style:name="P7" style:family="paragraph" style:parent-style-name="Standard">
      <style:text-properties fo:language="de" fo:country="DE" officeooo:paragraph-rsid="0002b5c3"/>
    </style:style>
    <style:style style:name="P8" style:family="paragraph" style:parent-style-name="Standard">
      <style:text-properties fo:language="de" fo:country="DE" officeooo:paragraph-rsid="00042b9d"/>
    </style:style>
    <style:style style:name="P9" style:family="paragraph" style:parent-style-name="Standard">
      <style:text-properties fo:language="de" fo:country="DE" officeooo:rsid="00042b9d" officeooo:paragraph-rsid="00042b9d"/>
    </style:style>
    <style:style style:name="P10" style:family="paragraph" style:parent-style-name="Standard">
      <style:text-properties officeooo:paragraph-rsid="00042b9d"/>
    </style:style>
    <style:style style:name="T1" style:family="text">
      <style:text-properties fo:font-weight="bold" style:font-weight-asian="bold" style:font-weight-complex="bold"/>
    </style:style>
    <style:style style:name="T2" style:family="text">
      <style:text-properties officeooo:rsid="0001d937"/>
    </style:style>
    <style:style style:name="T3" style:family="text">
      <style:text-properties style:text-underline-style="solid" style:text-underline-width="auto" style:text-underline-color="font-color" fo:font-weight="bold" officeooo:rsid="0001d937" style:font-weight-asian="bold" style:font-weight-complex="bold"/>
    </style:style>
    <style:style style:name="T4" style:family="text">
      <style:text-properties style:text-underline-style="solid" style:text-underline-width="auto" style:text-underline-color="font-color" fo:font-weight="bold" officeooo:rsid="0002b5c3"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02b5c3" style:font-weight-asian="normal" style:font-weight-complex="normal"/>
    </style:style>
    <style:style style:name="T7" style:family="text">
      <style:text-properties fo:language="en" fo:country="GB"/>
    </style:style>
    <style:style style:name="T8" style:family="text">
      <style:text-properties fo:language="en" fo:country="GB" style:text-underline-style="solid" style:text-underline-width="auto" style:text-underline-color="font-color" fo:font-weight="bold" officeooo:rsid="0002b5c3" style:font-weight-asian="bold" style:font-weight-complex="bold"/>
    </style:style>
    <style:style style:name="T9" style:family="text">
      <style:text-properties fo:language="en" fo:country="GB" style:text-underline-style="none" fo:font-weight="normal" style:font-weight-asian="normal" style:font-weight-complex="normal"/>
    </style:style>
    <style:style style:name="T10" style:family="text">
      <style:text-properties fo:language="en" fo:country="GB" style:text-underline-style="none" fo:font-weight="normal" officeooo:rsid="0001d937" style:font-weight-asian="normal" style:font-weight-complex="normal"/>
    </style:style>
    <style:style style:name="T11" style:family="text">
      <style:text-properties fo:language="en" fo:country="GB" style:text-underline-style="none" fo:font-weight="normal" officeooo:rsid="0002b5c3" style:font-weight-asian="normal" style:font-weight-complex="normal"/>
    </style:style>
    <style:style style:name="T12" style:family="text">
      <style:text-properties fo:language="en" fo:country="GB" style:text-underline-style="none" fo:font-weight="normal" officeooo:rsid="00042b9d" style:font-weight-asian="normal" style:font-weight-complex="normal"/>
    </style:style>
    <style:style style:name="T13" style:family="text">
      <style:text-properties fo:language="en" fo:country="GB" style:text-underline-style="none" fo:font-weight="bold" officeooo:rsid="0001d937" style:font-weight-asian="bold" style:font-weight-complex="bold"/>
    </style:style>
    <style:style style:name="T14" style:family="text">
      <style:text-properties fo:language="en" fo:country="GB" style:text-underline-style="none" fo:font-weight="bold" officeooo:rsid="0002b5c3" style:font-weight-asian="bold" style:font-weight-complex="bold"/>
    </style:style>
    <style:style style:name="T15" style:family="text">
      <style:text-properties fo:language="en" fo:country="GB" officeooo:rsid="0001d937"/>
    </style:style>
    <style:style style:name="T16" style:family="text">
      <style:text-properties fo:language="en" fo:country="GB" fo:font-weight="bold" style:font-weight-asian="bold" style:font-weight-complex="bold"/>
    </style:style>
    <style:style style:name="T17" style:family="text">
      <style:text-properties fo:language="en" fo:country="GB" officeooo:rsid="0002b5c3"/>
    </style:style>
    <style:style style:name="T18" style:family="text">
      <style:text-properties style:text-underline-style="none" fo:font-weight="normal" style:font-weight-asian="normal" style:font-weight-complex="normal"/>
    </style:style>
    <style:style style:name="T19" style:family="text">
      <style:text-properties style:text-underline-style="none" fo:font-weight="normal" officeooo:rsid="0001d937" style:font-weight-asian="normal" style:font-weight-complex="normal"/>
    </style:style>
    <style:style style:name="T20" style:family="text">
      <style:text-properties style:text-underline-style="none" fo:font-weight="normal" officeooo:rsid="0002b5c3" style:font-weight-asian="normal" style:font-weight-complex="normal"/>
    </style:style>
    <style:style style:name="T21" style:family="text">
      <style:text-properties style:text-underline-style="none" fo:font-weight="bold" officeooo:rsid="0001d937" style:font-weight-asian="bold" style:font-weight-complex="bold"/>
    </style:style>
    <style:style style:name="T22" style:family="text">
      <style:text-properties style:text-underline-style="none" fo:font-weight="bold" officeooo:rsid="0002b5c3" style:font-weight-asian="bold" style:font-weight-complex="bold"/>
    </style:style>
    <style:style style:name="T23" style:family="text">
      <style:text-properties officeooo:rsid="0002b5c3"/>
    </style:style>
    <style:style style:name="T24" style:family="text">
      <style:text-properties fo:language="de" fo:country="DE" style:text-underline-style="none" fo:font-weight="normal" officeooo:rsid="0002b5c3" style:font-weight-asian="normal" style:font-weight-complex="normal"/>
    </style:style>
    <style:style style:name="T25" style:family="text">
      <style:text-properties fo:language="de" fo:country="DE" style:text-underline-style="none" fo:font-weight="normal" officeooo:rsid="00042b9d" style:font-weight-asian="normal" style:font-weight-complex="normal"/>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3">Merkmaltypen</text:span><text:span text:style-name="T1"><text:line-break/>qualitativ: </text:span>Namen oder Klassenbezeichnungen als Ausprägungen, z.B. Beruf, Familienstand, Farbe <text:span text:style-name="T1">quantitativ:</text:span> Merkmale haben Zahlenwerte, d.h. sie beruhen auf einer Messung mit einer Dimension und Einheit wie kg, m, € oder auf einer Zählung </text:p>
      <text:p text:style-name="P3"/>
      <text:p text:style-name="P4">Quantitative Merkmalstypen</text:p>
      <text:p text:style-name="P5"><text:span text:style-name="T1">diskret:</text:span> abzählbar viele Ausprägungen (endlich oder unendlich), z.B. ganze Zahlen wie Würfelaugen <text:line-break/>- Anzahl der Kinder in einer Familie</text:p>
      <text:p text:style-name="P5">- Anzahl der Augen eines Menschen<text:line-break/>- Anzahl der Seiten eines Würfels</text:p>
      <text:p text:style-name="P5"><text:span text:style-name="T1"/></text:p>
      <text:p text:style-name="P5"><text:span text:style-name="T1">stetig: </text:span>jeder Zahlenwert möglich (in einem Intervall), z.B. physikalische Messungen wie Länge, Temperatur, Gewicht </text:p>
      <text:p text:style-name="P5">- Körpergröße einer Person (kann zwischen 150 cm und 200 cm variieren)</text:p>
      <text:p text:style-name="P5">- Temperatur (kann jede beliebige Zahl auf der Celsius-Skala annehmen)</text:p>
      <text:p text:style-name="P5">- Gewicht eines Produkts (kann jedes beliebige Gewicht in Kilogramm oder Pfund sein)</text:p>
      <text:p text:style-name="P5"/>
      <text:p text:style-name="P4">Skalen</text:p>
      <text:p text:style-name="P6"><text:span text:style-name="T21">Nominalskala:</text:span><text:span text:style-name="T19"> Kategorisierung von Daten ohne Rangfolge oder Reihenfolge, z.B. Geschlecht, Farbe.</text:span></text:p>
      <text:p text:style-name="P5"><text:span text:style-name="T1">Ordinalskala:</text:span> Daten mit Rangfolge, jedoch ohne festgelegte Abstände zwischen den Werten, z.B. Bildungsniveau, Rang in einem Wettbewerb.</text:p>
      <text:p text:style-name="P5"><text:span text:style-name="T1">Kardinalskala:</text:span> Daten mit klaren Rangordnungen und festgelegten Abständen zwischen den Werten, z.B. Temperatur in Celsius, Alter.</text:p>
      <text:p text:style-name="P5"/>
      <text:p text:style-name="P6"><text:span text:style-name="T19">Festgelegte Abstände bedeuten, dass der Unterschied zwischen aufeinanderfolgenden Werten auf der Skala gleich ist <text:s/>(Unterschied zwischen </text:span>20°C und 30°C <text:span text:style-name="T2">ist wie </text:span><text:span text:style-name="T19">30°C und 40°C)</text:span></text:p>
      <text:p text:style-name="P6"><text:span text:style-name="T19"/></text:p>
      <text:p text:style-name="P4">Zeitliche Abgrenzung</text:p>
      <text:p text:style-name="P5"><text:span text:style-name="T1">Bestandsmasse:</text:span> misst den aktuellen Stand zu einem Zeitpunkt (z.B. Anzahl der Mitarbeiter jetzt). <text:span text:style-name="T1">Bewegungsmasse:</text:span> misst Veränderungen über einen Zeitraum (z.B. Anzahl der Kündigungen in einem Monat).</text:p>
      <text:p text:style-name="P5"><text:line-break/><text:span text:style-name="T4">Grundbegriffe</text:span></text:p>
      <text:p text:style-name="P5"><text:span text:style-name="T1">Statistische</text:span> Einheiten oder <text:span text:style-name="T1">Merkmalsträger</text:span> sind Objekte oder Ereignisse, an denen Daten beobachtet werden <text:span text:style-name="T23">(z.B. </text:span>einzelne Person, die sich auf die Stelle beworben haben<text:span text:style-name="T23">) </text:span></text:p>
      <text:p text:style-name="P5"/>
      <text:p text:style-name="P7"><text:span text:style-name="T20">Die </text:span><text:span text:style-name="T22">Grundgesamtheit</text:span><text:span text:style-name="T20"> oder </text:span><text:span text:style-name="T22">Population</text:span><text:span text:style-name="T20"> ist die Menge aller statistischen Einheiten, über die man Aussagen gewinnen möchte (z.B. </text:span><text:span text:style-name="T23">Menge der Personen, die sich auf die Stelle beworben haben</text:span><text:span text:style-name="T20">)</text:span></text:p>
      <text:p text:style-name="P7"><text:span text:style-name="T20"/></text:p>
      <text:p text:style-name="P7"><text:span text:style-name="T20">Interessierende Größen der statistischen Einheiten sind </text:span><text:span text:style-name="T22">Merkmale</text:span><text:span text:style-name="T20"> oder </text:span><text:span text:style-name="T22">Variablen</text:span><text:span text:style-name="T20">, deren Werte </text:span><text:span text:style-name="T22">Ausprägungen</text:span><text:span text:style-name="T20"> genannt werden (Bachelor, männlich)</text:span></text:p>
      <text:p text:style-name="P7"><text:span text:style-name="T20"/></text:p>
      <text:p text:style-name="P8"><text:span text:style-name="T4">Aufgabe 2.2 (Grundbegriffe)</text:span><text:span text:style-name="T20"> </text:span></text:p>
      <text:p text:style-name="P8"><text:span text:style-name="T20">Vor einigen Jahren gab das Bundesministerium für Wirtschaft eine Befragung zur wirtschaftlichen Lage der deutschen Unternehmen im produzierenden Gewerbe in Auftrag. Im Rahmen dieser Erhebung wurden 300 Unternehmen ausgewählt und befragt. Dabei wurden unternehmensspezifische Daten wie Rechtsform, Bilanzsumme, Anzahl der Beschäftigten usw. erhoben. Die Unternehmen sollten auch ihre derzeitige Ertragslage beurteilen, ihre Beschäftigtenzahl am Jahresende prognostizieren und angeben, welche Wachstumsrate sie für die Produktion des laufenden Jahres erwarteten. </text:span></text:p>
      <text:p text:style-name="P8"><text:soft-page-break/><text:span text:style-name="T20">a) Wie lautet die Grundgesamtheit und warum handelt es sich dabei um eine Bestandsmasse?</text:span></text:p>
      <text:p text:style-name="P10"><text:span text:style-name="T25">- Die Grundgesamtheit ist die Gesamtheit aller deutschen Unternehmen im produzierenden Gewerbe. </text:span><text:span text:style-name="T18">Es handelt sich um eine Bestandsmasse, da die Unternehmen zu einem bestimmten Zeitpunkt existieren und die Befragung deren aktuelle Situation und Prognosen erfasst. </text:span></text:p>
      <text:p text:style-name="P8"><text:span text:style-name="T20"/></text:p>
      <text:p text:style-name="P8"><text:span text:style-name="T20">b) Stimmt die Erhebungsgesamtheit mit der Grundgesamtheit überein? Um welche Art der Erhebung handelt es sich folglich? </text:span></text:p>
      <text:p text:style-name="P10"><text:span text:style-name="T24">- Die Erhebungsgesamtheit sind die befragten Unternehmen </text:span><text:span text:style-name="T12">(300 Unternehmen)</text:span><text:span text:style-name="T24">, während die Grundgesamtheit alle deutschen Unternehmen im produzierenden Gewerbe umfasst. Es ist also eine Teilerhebung. </text:span></text:p>
      <text:p text:style-name="P8"><text:span text:style-name="T20"/></text:p>
      <text:p text:style-name="P8"><text:span text:style-name="T20">c) Wie lauten die Merkmalsträger und wie die Merkmale?</text:span></text:p>
      <text:p text:style-name="P9"><text:span text:style-name="T9">- </text:span><text:span text:style-name="T18">Die Merkmalsträger sind die ausgewählten Unternehmen, die in die Stichprobe aufgenommen wurden. Die Merkmale umfassen unternehmensspezifische Daten wie Rechtsform, Bilanzsumme, Anzahl der Beschäftigten, Beurteilung der Ertragslage, Prognose der Beschäftigtenzahl am Jahresende und erwartete Wachstumsrate der Produktion. </text:span></text:p>
      <text:p text:style-name="P8"><text:span text:style-name="T20"/></text:p>
      <text:p text:style-name="P8"><text:span text:style-name="T20">d) Die erwartete Wachstumsrate der Produktion der Unternehmen bezieht sich auf das laufende Jahr, also auf einen Zeitraum. Dennoch handelt es sich bei den erwarteten Änderungen um Bestandsdaten. Warum? <text:line-break/>- Die erwartete Wachstumsrate der Produktion wird zum Zeitpunkt der Befragung erfasst, obwohl sie sich auf die Zukunft bezieht. Daher sind die erwarteten Änderungen Bestandsdaten, da sie bereits zum Zeitpunkt der Befragung vorhanden sind.</text:span></text:p>
      <text:p text:style-name="P8"><text:span text:style-name="T20"/></text:p>
      <text:p text:style-name="P1"><text:span text:style-name="T23">A</text:span>ufgabe 2.3</text:p>
      <text:p text:style-name="P2">Hier ist eine Klassifizierung der Merkmale nach ihrem Typ (diskret/stetig), ihrer Natur (qualitativ/quantitativ) und der Art ihrer Skala</text:p>
      <text:p text:style-name="P2"/>
      <text:p text:style-name="P2">1. Helligkeit gemessen mit Belichtungsmesser</text:p>
      <text:p text:style-name="P2"><text:s text:c="3"/>- Typ: Stetig</text:p>
      <text:p text:style-name="P2"><text:s text:c="3"/>- Natur: Quantitativ</text:p>
      <text:p text:style-name="P2"><text:s text:c="3"/>- Skala: Kardinal</text:p>
      <text:p text:style-name="P2"/>
      <text:p text:style-name="P2">2. Helligkeit nach persönlicher Einschätzung</text:p>
      <text:p text:style-name="P2"><text:s text:c="3"/>- Typ: Stetig</text:p>
      <text:p text:style-name="P2"><text:s text:c="3"/>- Natur: Quantitativ</text:p>
      <text:p text:style-name="P2"><text:s text:c="3"/>- Skala: Ordinalskala</text:p>
      <text:p text:style-name="P2"/>
      <text:p text:style-name="P2">3. Winkel gemessen in Grad von 0° bis 360°</text:p>
      <text:p text:style-name="P2"><text:s text:c="3"/>- Typ: Stetig</text:p>
      <text:p text:style-name="P2"><text:s text:c="3"/>- Natur: Quantitativ</text:p>
      <text:p text:style-name="P2"><text:s text:c="3"/>- Skala: Kardinal</text:p>
      <text:p text:style-name="P2"/>
      <text:p text:style-name="P2">4. Gold-, Silber- und Bronzemedaille bei Olympischen Spielen</text:p>
      <text:p text:style-name="P2"><text:s text:c="3"/>- Typ: Diskret</text:p>
      <text:p text:style-name="P2"><text:s text:c="3"/>- Natur: Qualitativ</text:p>
      <text:p text:style-name="P2"><text:s text:c="3"/>- Skala: Ordinalskala</text:p>
      <text:p text:style-name="P2"/>
      <text:p text:style-name="P2">5. Höhe über dem Meeresspiegel</text:p>
      <text:p text:style-name="P2"><text:s text:c="3"/>- Typ: Stetig</text:p>
      <text:p text:style-name="P2"><text:s text:c="3"/>- Natur: Quantitativ</text:p>
      <text:p text:style-name="P2"><text:s text:c="3"/>- Skala: Kardinal</text:p>
      <text:p text:style-name="P2"><text:soft-page-break/></text:p>
      <text:p text:style-name="P2">6. Zahl der Kunden eines Unternehmens</text:p>
      <text:p text:style-name="P2"><text:s text:c="3"/>- Typ: Diskret</text:p>
      <text:p text:style-name="P2"><text:s text:c="3"/>- Natur: Quantitativ</text:p>
      <text:p text:style-name="P2"><text:s text:c="3"/>- Skala: Kardinal</text:p>
      <text:p text:style-name="P2"/>
      <text:p text:style-name="P2">7. ISBN eines Buches</text:p>
      <text:p text:style-name="P2"><text:s text:c="3"/>- Typ: Diskret</text:p>
      <text:p text:style-name="P2"><text:s text:c="3"/>- Natur: Qualitativ</text:p>
      <text:p text:style-name="P2"><text:s text:c="3"/>- Skala: Nominalskala</text:p>
      <text:p text:style-name="P2"/>
      <text:p text:style-name="P2">8. Lichtdurchlässigkeit bewertet als opak, transluzent und transparent</text:p>
      <text:p text:style-name="P2"><text:s text:c="3"/>- Typ: Diskret</text:p>
      <text:p text:style-name="P2"><text:s text:c="3"/>- Natur: Qualitativ</text:p>
      <text:p text:style-name="P2"><text:s text:c="3"/>- Skala: Ordinalskala</text:p>
      <text:p text:style-name="P2"/>
      <text:p text:style-name="P2">9. Studienabschlüsse</text:p>
      <text:p text:style-name="P2"><text:s text:c="3"/>- Typ: Diskret</text:p>
      <text:p text:style-name="P2"><text:s text:c="3"/>- Natur: Qualitativ</text:p>
      <text:p text:style-name="P2"><text:s text:c="3"/>- Skala: Ordinalskala</text:p>
      <text:p text:style-name="P2"/>
      <text:p text:style-name="P2">10. Entfernung zu 52°30’5”N 13°24’9”O (topographischer Mittelpunkt Berlins) in km</text:p>
      <text:p text:style-name="P2"><text:s text:c="4"/>- Typ: Stetig</text:p>
      <text:p text:style-name="P2"><text:s text:c="4"/>- Natur: Quantitativ</text:p>
      <text:p text:style-name="P2"><text:s text:c="4"/>- Skala: Kardinal</text:p>
      <text:p text:style-name="P2"/>
      <text:p text:style-name="P2">11. Materialdichte gemessen in g/cm³</text:p>
      <text:p text:style-name="P2"><text:s text:c="4"/>- Typ: Stetig</text:p>
      <text:p text:style-name="P2"><text:s text:c="4"/>- Natur: Quantitativ</text:p>
      <text:p text:style-name="P2"><text:s text:c="4"/>- Skala: Kardinal</text:p>
      <text:p text:style-name="P2"/>
      <text:p text:style-name="P2">12. Garderobennummer</text:p>
      <text:p text:style-name="P2"><text:s text:c="4"/>- Typ: Diskret</text:p>
      <text:p text:style-name="P2"><text:s text:c="4"/>- Natur: Quantitativ</text:p>
      <text:p text:style-name="P2"><text:s text:c="4"/>- Skala: Nominalskal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14T17:30:33.824000000</meta:creation-date>
    <dc:date>2024-04-14T22:01:56.675000000</dc:date>
    <meta:editing-duration>PT4H31M23S</meta:editing-duration>
    <meta:editing-cycles>3</meta:editing-cycles>
    <meta:generator>LibreOffice/7.6.2.1$Windows_X86_64 LibreOffice_project/56f7684011345957bbf33a7ee678afaf4d2ba333</meta:generator>
    <meta:document-statistic meta:table-count="0" meta:image-count="0" meta:object-count="0" meta:page-count="3" meta:paragraph-count="78" meta:word-count="748" meta:character-count="5550" meta:non-whitespace-character-count="4751"/>
  </office:meta>
</office:document-meta>
</file>